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0.794cm" style:rel-column-width="450*"/>
    </style:style>
    <style:style style:name="Таблица1.B" style:family="table-column">
      <style:table-column-properties style:column-width="3.992cm" style:rel-column-width="2263*"/>
    </style:style>
    <style:style style:name="Таблица1.C" style:family="table-column">
      <style:table-column-properties style:column-width="4.21cm" style:rel-column-width="2387*"/>
    </style:style>
    <style:style style:name="Таблица1.D" style:family="table-column">
      <style:table-column-properties style:column-width="3.903cm" style:rel-column-width="2213*"/>
    </style:style>
    <style:style style:name="Таблица1.E" style:family="table-column">
      <style:table-column-properties style:column-width="4.099cm" style:rel-column-width="2324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4b3d9" officeooo:paragraph-rsid="0014b3d9"/>
    </style:style>
    <style:style style:name="P2" style:family="paragraph" style:parent-style-name="Table_20_Contents">
      <style:text-properties officeooo:rsid="00158294" officeooo:paragraph-rsid="00158294"/>
    </style:style>
    <style:style style:name="P3" style:family="paragraph" style:parent-style-name="Table_20_Contents">
      <style:text-properties officeooo:rsid="0015e4af" officeooo:paragraph-rsid="0015e4af"/>
    </style:style>
    <style:style style:name="P4" style:family="paragraph" style:parent-style-name="Table_20_Contents">
      <style:text-properties officeooo:rsid="0014b3d9" officeooo:paragraph-rsid="0015e4af"/>
    </style:style>
    <style:style style:name="P5" style:family="paragraph" style:parent-style-name="Table_20_Contents">
      <style:text-properties officeooo:rsid="00158294" officeooo:paragraph-rsid="0015e4af"/>
    </style:style>
    <style:style style:name="T1" style:family="text">
      <style:text-properties officeooo:rsid="00158294"/>
    </style:style>
    <style:style style:name="T2" style:family="text">
      <style:text-properties officeooo:rsid="0015e4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1">Название</text:p>
          </table:table-cell>
          <table:table-cell table:style-name="Таблица1.A1" office:value-type="string">
            <text:p text:style-name="P1">Шаги</text:p>
          </table:table-cell>
          <table:table-cell table:style-name="Таблица1.A1" office:value-type="string">
            <text:p text:style-name="P1">Ожидаемый результат</text:p>
          </table:table-cell>
          <table:table-cell table:style-name="Таблица1.E1" office:value-type="string">
            <text:p text:style-name="P1">Фактический результат</text:p>
          </table:table-cell>
        </table:table-row>
        <table:table-row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Поиск пустой строкой</text:p>
          </table:table-cell>
          <table:table-cell table:style-name="Таблица1.A2" office:value-type="string">
            <text:p text:style-name="P1">1. войти в систему под ролью администратора <text:span text:style-name="T1">или менеджера</text:span></text:p>
            <text:p text:style-name="P1">2. открыть вкладку сотрудники</text:p>
            <text:p text:style-name="P1">3. в строку для поиска ничего не писать </text:p>
            <text:p text:style-name="P1">4. провести поиск</text:p>
          </table:table-cell>
          <table:table-cell table:style-name="Таблица1.A2" office:value-type="string">
            <text:p text:style-name="P1">Поиск пустой строкой ничего не выдаст </text:p>
          </table:table-cell>
          <table:table-cell table:style-name="Таблица1.E2" office:value-type="string">
            <text:p text:style-name="P1">Поиск пустой строкой ничего не выдал</text:p>
          </table:table-cell>
        </table:table-row>
        <table:table-row>
          <table:table-cell table:style-name="Таблица1.A2" office:value-type="string">
            <text:p text:style-name="P1">2</text:p>
          </table:table-cell>
          <table:table-cell table:style-name="Таблица1.A2" office:value-type="string">
            <text:p text:style-name="P1">Фильтрация при значении «Все должности»</text:p>
          </table:table-cell>
          <table:table-cell table:style-name="Таблица1.A2" office:value-type="string">
            <text:p text:style-name="P1">1. войти в систему под ролью администратор<text:span text:style-name="T1">а или менеджера</text:span></text:p>
            <text:p text:style-name="P1">2. открыть вкладку должности </text:p>
            <text:p text:style-name="P1">3. сделать фильтрацию «Все должности» </text:p>
          </table:table-cell>
          <table:table-cell table:style-name="Таблица1.A2" office:value-type="string">
            <text:p text:style-name="P1">Система выдаст все должности которые присутствуют </text:p>
          </table:table-cell>
          <table:table-cell table:style-name="Таблица1.E2" office:value-type="string">
            <text:p text:style-name="P1">Система выдала все должности которые присутствуют </text:p>
          </table:table-cell>
        </table:table-row>
        <table:table-row>
          <table:table-cell table:style-name="Таблица1.A2" office:value-type="string">
            <text:p text:style-name="P1">3</text:p>
          </table:table-cell>
          <table:table-cell table:style-name="Таблица1.A2" office:value-type="string">
            <text:p text:style-name="P2">Выполнить поиск сотрудника Иванов, Петров</text:p>
          </table:table-cell>
          <table:table-cell table:style-name="Таблица1.A2" office:value-type="string">
            <text:p text:style-name="P2">1. войти в систему с ролью администратора или менеджера </text:p>
            <text:p text:style-name="P2">2. перейти на вкладку сотрудники </text:p>
            <text:p text:style-name="P2">3. осуществить поиск сотрудников с фамилиями Иванов и Петров </text:p>
          </table:table-cell>
          <table:table-cell table:style-name="Таблица1.A2" office:value-type="string">
            <text:p text:style-name="P2">Система выдает всех сотрудников с фамилиями Иванов и Петров </text:p>
          </table:table-cell>
          <table:table-cell table:style-name="Таблица1.E2" office:value-type="string">
            <text:p text:style-name="P2">Система выдает всех сотрудников с фамилиями Иванов и Петров </text:p>
          </table:table-cell>
        </table:table-row>
        <table:table-row>
          <table:table-cell table:style-name="Таблица1.A2" office:value-type="string">
            <text:p text:style-name="P1">4</text:p>
          </table:table-cell>
          <table:table-cell table:style-name="Таблица1.A2" office:value-type="string">
            <text:p text:style-name="P2">Выполнить фильтрацию с должностью Бухгалтер</text:p>
          </table:table-cell>
          <table:table-cell table:style-name="Таблица1.A2" office:value-type="string">
            <text:p text:style-name="P2">1. Войти в систему с ролью администратор или менеджер </text:p>
            <text:p text:style-name="P2">2. перейти на вкладку должности </text:p>
            <text:p text:style-name="P2">3. выполнить фильтрацию с должностью бухгалтер </text:p>
          </table:table-cell>
          <table:table-cell table:style-name="Таблица1.A2" office:value-type="string">
            <text:p text:style-name="P2">Система выдает только должность бухгалтера </text:p>
          </table:table-cell>
          <table:table-cell table:style-name="Таблица1.E2" office:value-type="string">
            <text:p text:style-name="P2">Система выдает только должность бухгалтера</text:p>
          </table:table-cell>
        </table:table-row>
        <table:table-row>
          <table:table-cell table:style-name="Таблица1.A2" office:value-type="string">
            <text:p text:style-name="P1">5</text:p>
          </table:table-cell>
          <table:table-cell table:style-name="Таблица1.A2" office:value-type="string">
            <text:p text:style-name="P2">Выполнить поиск всех компаний </text:p>
          </table:table-cell>
          <table:table-cell table:style-name="Таблица1.A2" office:value-type="string">
            <text:p text:style-name="P2">1. войти в систему с ролью администратор или менеджер </text:p>
            <text:p text:style-name="P2">2. Перейти на вкладку компании </text:p>
            <text:p text:style-name="P2">3. <text:span text:style-name="T2">выполнить поиск всех компаний в системе «Мои сотрудники»</text:span></text:p>
          </table:table-cell>
          <table:table-cell table:style-name="Таблица1.A2" office:value-type="string">
            <text:p text:style-name="P3">Система выдает все компании которые присутствуют в «Мои сотрудники»</text:p>
          </table:table-cell>
          <table:table-cell table:style-name="Таблица1.E2" office:value-type="string">
            <text:p text:style-name="P3">Система выдает все компании которые присутствуют в «Мои сотрудники»</text:p>
          </table:table-cell>
        </table:table-row>
        <table:table-row>
          <table:table-cell table:style-name="Таблица1.A2" office:value-type="string">
            <text:p text:style-name="P1">6</text:p>
          </table:table-cell>
          <table:table-cell table:style-name="Таблица1.A2" office:value-type="string">
            <text:p text:style-name="P4">Поиск пустой <text:soft-page-break/>строкой</text:p>
          </table:table-cell>
          <table:table-cell table:style-name="Таблица1.A2" office:value-type="string">
            <text:p text:style-name="P4">1. войти в систему <text:soft-page-break/>под ролью администратора <text:span text:style-name="T1">или менеджера</text:span></text:p>
            <text:p text:style-name="P4">2. открыть вкладку сотрудники</text:p>
            <text:p text:style-name="P4">3. в строку для поиска ничего не писать </text:p>
            <text:p text:style-name="P4">4. провести поиск</text:p>
          </table:table-cell>
          <table:table-cell table:style-name="Таблица1.A2" office:value-type="string">
            <text:p text:style-name="P4">Поиск пустой <text:soft-page-break/>строкой ничего не выдаст </text:p>
          </table:table-cell>
          <table:table-cell table:style-name="Таблица1.E2" office:value-type="string">
            <text:p text:style-name="P3">Поиск пустой <text:soft-page-break/>строкой выдал все данные </text:p>
          </table:table-cell>
        </table:table-row>
        <table:table-row>
          <table:table-cell table:style-name="Таблица1.A2" office:value-type="string">
            <text:p text:style-name="P1">7</text:p>
          </table:table-cell>
          <table:table-cell table:style-name="Таблица1.A2" office:value-type="string">
            <text:p text:style-name="P4">Фильтрация при значении «Все должности»</text:p>
          </table:table-cell>
          <table:table-cell table:style-name="Таблица1.A2" office:value-type="string">
            <text:p text:style-name="P4">1. войти в систему под ролью администратор<text:span text:style-name="T1">а или менеджера</text:span></text:p>
            <text:p text:style-name="P4">2. открыть вкладку должности </text:p>
            <text:p text:style-name="P4">3. сделать фильтрацию «Все должности» </text:p>
          </table:table-cell>
          <table:table-cell table:style-name="Таблица1.A2" office:value-type="string">
            <text:p text:style-name="P4">Система выдаст все должности которые присутствуют</text:p>
          </table:table-cell>
          <table:table-cell table:style-name="Таблица1.E2" office:value-type="string">
            <text:p text:style-name="P3">Система выдает ошибку об перегруженности </text:p>
          </table:table-cell>
        </table:table-row>
        <table:table-row>
          <table:table-cell table:style-name="Таблица1.A2" office:value-type="string">
            <text:p text:style-name="P1">8</text:p>
          </table:table-cell>
          <table:table-cell table:style-name="Таблица1.A2" office:value-type="string">
            <text:p text:style-name="P5">Выполнить поиск сотрудника Иванов, Петров</text:p>
          </table:table-cell>
          <table:table-cell table:style-name="Таблица1.A2" office:value-type="string">
            <text:p text:style-name="P2">1. войти в систему с ролью администратора или менеджера </text:p>
            <text:p text:style-name="P2">2. перейти на вкладку сотрудники </text:p>
            <text:p text:style-name="P2">3. осуществить поиск сотрудников с фамилиями Иванов и Петров </text:p>
          </table:table-cell>
          <table:table-cell table:style-name="Таблица1.A2" office:value-type="string">
            <text:p text:style-name="P5">Система выдает всех сотрудников с фамилиями Иванов и Петров</text:p>
          </table:table-cell>
          <table:table-cell table:style-name="Таблица1.E2" office:value-type="string">
            <text:p text:style-name="P3">Система выдает не всех сотрудников с этими фамилиями </text:p>
          </table:table-cell>
        </table:table-row>
        <table:table-row>
          <table:table-cell table:style-name="Таблица1.A2" office:value-type="string">
            <text:p text:style-name="P1">9</text:p>
          </table:table-cell>
          <table:table-cell table:style-name="Таблица1.A2" office:value-type="string">
            <text:p text:style-name="P5">Выполнить фильтрацию с должностью Бухгалтер</text:p>
          </table:table-cell>
          <table:table-cell table:style-name="Таблица1.A2" office:value-type="string">
            <text:p text:style-name="P5">1. Войти в систему с ролью администратор или менеджер </text:p>
            <text:p text:style-name="P5">2. перейти на вкладку должности </text:p>
            <text:p text:style-name="P5">3. выполнить фильтрацию с должностью бухгалтер </text:p>
          </table:table-cell>
          <table:table-cell table:style-name="Таблица1.A2" office:value-type="string">
            <text:p text:style-name="P5">Система выдает только должность бухгалтера</text:p>
          </table:table-cell>
          <table:table-cell table:style-name="Таблица1.E2" office:value-type="string">
            <text:p text:style-name="P3">Система ничего не выдает </text:p>
          </table:table-cell>
        </table:table-row>
        <table:table-row>
          <table:table-cell table:style-name="Таблица1.A2" office:value-type="string">
            <text:p text:style-name="P1">10</text:p>
          </table:table-cell>
          <table:table-cell table:style-name="Таблица1.A2" office:value-type="string">
            <text:p text:style-name="P5">Выполнить поиск всех компаний</text:p>
          </table:table-cell>
          <table:table-cell table:style-name="Таблица1.A2" office:value-type="string">
            <text:p text:style-name="P5">1. войти в систему с ролью администратор или менеджер </text:p>
            <text:p text:style-name="P5">2. Перейти на вкладку компании </text:p>
            <text:p text:style-name="P5">3. <text:span text:style-name="T2">выполнить поиск всех компаний в системе «Мои сотрудники»</text:span></text:p>
          </table:table-cell>
          <table:table-cell table:style-name="Таблица1.A2" office:value-type="string">
            <text:p text:style-name="P3">Система выдает все компании которые присутствуют в «Мои сотрудники»</text:p>
          </table:table-cell>
          <table:table-cell table:style-name="Таблица1.E2" office:value-type="string">
            <text:p text:style-name="P3">Система выдает ошибку об перегруженности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initial-creator>Anton Boyarshinov</meta:initial-creator>
    <meta:creation-date>2008-09-02T15:39:21</meta:creation-date>
    <dc:date>2026-04-18T14:03:02.653084571</dc:date>
    <meta:editing-cycles>2</meta:editing-cycles>
    <meta:editing-duration>PT10M20S</meta:editing-duration>
    <meta:document-statistic meta:table-count="1" meta:image-count="0" meta:object-count="0" meta:page-count="2" meta:paragraph-count="77" meta:word-count="410" meta:character-count="2763" meta:non-whitespace-character-count="2395"/>
    <meta:user-defined meta:name="Поле 1"/>
    <meta:user-defined meta:name="Поле 2"/>
    <meta:user-defined meta:name="Поле 3"/>
    <meta:user-defined meta:name="Поле 4"/>
  </office:meta>
</office:document-meta>
</file>